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81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counter_defer_StdDev of hate score distribution" table:style-name="ta1">
        <table:shapes>
          <draw:frame draw:z-index="0" draw:style-name="gr1" draw:text-style-name="P1" svg:width="6.2988in" svg:height="3.5429in" svg:x="8.2598in" svg:y="0.0394in">
            <draw:object draw:notify-on-update-of-ranges="'summary_counter_defer_StdDev of hate score distribution'.A1:'summary_counter_defer_StdDev of hate score distribution'.A1 'summary_counter_defer_StdDev of hate score distribution'.A2:'summary_counter_defer_StdDev of hate score distribution'.A6 'summary_counter_defer_StdDev of hate score distribution'.B1:'summary_counter_defer_StdDev of hate score distribution'.B1 'summary_counter_defer_StdDev of hate score distribution'.B2:'summary_counter_defer_StdDev of hate score distribution'.B6 'summary_counter_defer_StdDev of hate score distribution'.C1:'summary_counter_defer_StdDev of hate score distribution'.C1 'summary_counter_defer_StdDev of hate score distribution'.C2:'summary_counter_defer_StdDev of hate score distribution'.C6 'summary_counter_defer_StdDev of hate score distribution'.D1:'summary_counter_defer_StdDev of hate score distribution'.D1 'summary_counter_defer_StdDev of hate score distribution'.D2:'summary_counter_defer_StdDev of hate score distribution'.D6 'summary_counter_defer_StdDev of hate score distribution'.E1:'summary_counter_defer_StdDev of hate score distribution'.E1 'summary_counter_defer_StdDev of hate score distribution'.E2:'summary_counter_defer_StdDev of hate score distribution'.E6 'summary_counter_defer_StdDev of hate score distribution'.F1:'summary_counter_defer_StdDev of hate score distribution'.F1 'summary_counter_defer_StdDev of hate score distribution'.F2:'summary_counter_defer_StdDev of hate score distribution'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_defer_hateful_post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780175067905619" calcext:value-type="float">
            <text:p>0.078017506790562</text:p>
          </table:table-cell>
          <table:table-cell office:value-type="float" office:value="0.0826012001661224" calcext:value-type="float">
            <text:p>0.082601200166122</text:p>
          </table:table-cell>
          <table:table-cell office:value-type="float" office:value="0.0876491575114884" calcext:value-type="float">
            <text:p>0.087649157511489</text:p>
          </table:table-cell>
          <table:table-cell office:value-type="float" office:value="0.099741342936671" calcext:value-type="float">
            <text:p>0.099741342936671</text:p>
          </table:table-cell>
          <table:table-cell office:value-type="float" office:value="0.117120170516691" calcext:value-type="float">
            <text:p>0.11712017051669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750535851294949" calcext:value-type="float">
            <text:p>0.075053585129495</text:p>
          </table:table-cell>
          <table:table-cell office:value-type="float" office:value="0.0804385145007071" calcext:value-type="float">
            <text:p>0.080438514500707</text:p>
          </table:table-cell>
          <table:table-cell office:value-type="float" office:value="0.0867755074430649" calcext:value-type="float">
            <text:p>0.086775507443065</text:p>
          </table:table-cell>
          <table:table-cell office:value-type="float" office:value="0.0957451428343669" calcext:value-type="float">
            <text:p>0.095745142834367</text:p>
          </table:table-cell>
          <table:table-cell office:value-type="float" office:value="0.120908118599947" calcext:value-type="float">
            <text:p>0.12090811859994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7331427640693" calcext:value-type="float">
            <text:p>0.07331427640693</text:p>
          </table:table-cell>
          <table:table-cell office:value-type="float" office:value="0.0762018944997123" calcext:value-type="float">
            <text:p>0.076201894499712</text:p>
          </table:table-cell>
          <table:table-cell office:value-type="float" office:value="0.0866150030834938" calcext:value-type="float">
            <text:p>0.086615003083494</text:p>
          </table:table-cell>
          <table:table-cell office:value-type="float" office:value="0.0962520264332756" calcext:value-type="float">
            <text:p>0.096252026433276</text:p>
          </table:table-cell>
          <table:table-cell office:value-type="float" office:value="0.115003072349796" calcext:value-type="float">
            <text:p>0.11500307234979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730317910936398" calcext:value-type="float">
            <text:p>0.07303179109364</text:p>
          </table:table-cell>
          <table:table-cell office:value-type="float" office:value="0.076758978984983" calcext:value-type="float">
            <text:p>0.076758978984983</text:p>
          </table:table-cell>
          <table:table-cell office:value-type="float" office:value="0.0831138624325989" calcext:value-type="float">
            <text:p>0.083113862432599</text:p>
          </table:table-cell>
          <table:table-cell office:value-type="float" office:value="0.0954194688300821" calcext:value-type="float">
            <text:p>0.095419468830082</text:p>
          </table:table-cell>
          <table:table-cell office:value-type="float" office:value="0.116477244748925" calcext:value-type="float">
            <text:p>0.11647724474892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718343016094158" calcext:value-type="float">
            <text:p>0.071834301609416</text:p>
          </table:table-cell>
          <table:table-cell office:value-type="float" office:value="0.0727181203012" calcext:value-type="float">
            <text:p>0.0727181203012</text:p>
          </table:table-cell>
          <table:table-cell office:value-type="float" office:value="0.0800553710931158" calcext:value-type="float">
            <text:p>0.080055371093116</text:p>
          </table:table-cell>
          <table:table-cell office:value-type="float" office:value="0.0876931057002537" calcext:value-type="float">
            <text:p>0.087693105700254</text:p>
          </table:table-cell>
          <table:table-cell office:value-type="float" office:value="0.105984616556378" calcext:value-type="float">
            <text:p>0.1059846165563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07T21:52:48.252676626</dc:date>
    <meta:editing-duration>PT1M33S</meta:editing-duration>
    <meta:editing-cycles>1</meta:editing-cycles>
    <meta:document-statistic meta:table-count="1" meta:cell-count="36" meta:object-count="1"/>
    <meta:generator>LibreOffice/7.0.3.1$Linux_X86_64 LibreOffice_project/00$Build-1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06" chart:maximum="0.1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205cm" style:legend-expansion="high" chart:style-name="ch2"/>
        <chart:plot-area chart:style-name="ch3" table:cell-range-address="'summary_counter_defer_StdDev of hate score distribution'.A1:'summary_counter_defer_StdDev of hate score distribution'.F6" chart:data-source-has-labels="both" svg:x="1.331cm" svg:y="0.18cm" svg:width="12.264cm" svg:height="7.659cm">
          <chart:coordinate-region svg:x="2.243cm" svg:y="0.379cm" svg:width="11.112cm" svg:height="6.813cm"/>
          <chart:axis chart:dimension="x" chart:name="primary-x" chart:style-name="ch4" chartooo:axis-type="auto">
            <chartooo:date-scale/>
            <chart:title svg:x="5.871cm" svg:y="8.019cm" chart:style-name="ch5">
              <text:p>p_defer_hateful_post</text:p>
            </chart:title>
            <chart:categories table:cell-range-address="'summary_counter_defer_StdDev of hate score distribution'.A2:'summary_counter_defer_StdDev of hate score distribution'.A6"/>
          </chart:axis>
          <chart:axis chart:dimension="y" chart:name="primary-y" chart:style-name="ch6">
            <chart:title svg:x="0.451cm" svg:y="6.342cm" chart:style-name="ch7">
              <text:p>stddev of hate score distribution</text:p>
            </chart:title>
            <chart:grid chart:style-name="ch8" chart:class="major"/>
          </chart:axis>
          <chart:series chart:style-name="ch9" chart:values-cell-range-address="'summary_counter_defer_StdDev of hate score distribution'.B2:'summary_counter_defer_StdDev of hate score distribution'.B6" chart:label-cell-address="'summary_counter_defer_StdDev of hate score distribution'.B1:'summary_counter_defer_StdDev of hate score distribution'.B1" chart:class="chart:line">
            <chart:data-point chart:repeated="5"/>
          </chart:series>
          <chart:series chart:style-name="ch10" chart:values-cell-range-address="'summary_counter_defer_StdDev of hate score distribution'.C2:'summary_counter_defer_StdDev of hate score distribution'.C6" chart:label-cell-address="'summary_counter_defer_StdDev of hate score distribution'.C1:'summary_counter_defer_StdDev of hate score distribution'.C1" chart:class="chart:line">
            <chart:data-point chart:repeated="5"/>
          </chart:series>
          <chart:series chart:style-name="ch11" chart:values-cell-range-address="'summary_counter_defer_StdDev of hate score distribution'.D2:'summary_counter_defer_StdDev of hate score distribution'.D6" chart:label-cell-address="'summary_counter_defer_StdDev of hate score distribution'.D1:'summary_counter_defer_StdDev of hate score distribution'.D1" chart:class="chart:line">
            <chart:data-point chart:repeated="5"/>
          </chart:series>
          <chart:series chart:style-name="ch12" chart:values-cell-range-address="'summary_counter_defer_StdDev of hate score distribution'.E2:'summary_counter_defer_StdDev of hate score distribution'.E6" chart:label-cell-address="'summary_counter_defer_StdDev of hate score distribution'.E1:'summary_counter_defer_StdDev of hate score distribution'.E1" chart:class="chart:line">
            <chart:data-point chart:repeated="5"/>
          </chart:series>
          <chart:series chart:style-name="ch13" chart:values-cell-range-address="'summary_counter_defer_StdDev of hate score distribution'.F2:'summary_counter_defer_StdDev of hate score distribution'.F6" chart:label-cell-address="'summary_counter_defer_StdDev of hate score distribution'.F1:'summary_counter_defer_StdDev of hate score distribution'.F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summary_counter_defer_StdDev of hate score distribution'.B1:'summary_counter_defer_StdDev of hate score distribution'.B1</svg:desc>
                </draw:g>
              </table:table-cell>
              <table:table-cell office:value-type="string">
                <text:p>500</text:p>
                <draw:g>
                  <svg:desc>'summary_counter_defer_StdDev of hate score distribution'.C1:'summary_counter_defer_StdDev of hate score distribution'.C1</svg:desc>
                </draw:g>
              </table:table-cell>
              <table:table-cell office:value-type="string">
                <text:p>1000</text:p>
                <draw:g>
                  <svg:desc>'summary_counter_defer_StdDev of hate score distribution'.D1:'summary_counter_defer_StdDev of hate score distribution'.D1</svg:desc>
                </draw:g>
              </table:table-cell>
              <table:table-cell office:value-type="string">
                <text:p>2000</text:p>
                <draw:g>
                  <svg:desc>'summary_counter_defer_StdDev of hate score distribution'.E1:'summary_counter_defer_StdDev of hate score distribution'.E1</svg:desc>
                </draw:g>
              </table:table-cell>
              <table:table-cell office:value-type="string">
                <text:p>5000</text:p>
                <draw:g>
                  <svg:desc>'summary_counter_defer_StdDev of hate score distribution'.F1:'summary_counter_defer_StdDev of hate score distribution'.F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'summary_counter_defer_StdDev of hate score distribution'.A2:'summary_counter_defer_StdDev of hate score distribution'.A6</svg:desc>
                </draw:g>
              </table:table-cell>
              <table:table-cell office:value-type="float" office:value="0.0780175067905619">
                <text:p>0.0780175067905619</text:p>
                <draw:g>
                  <svg:desc>'summary_counter_defer_StdDev of hate score distribution'.B2:'summary_counter_defer_StdDev of hate score distribution'.B6</svg:desc>
                </draw:g>
              </table:table-cell>
              <table:table-cell office:value-type="float" office:value="0.0826012001661224">
                <text:p>0.0826012001661224</text:p>
                <draw:g>
                  <svg:desc>'summary_counter_defer_StdDev of hate score distribution'.C2:'summary_counter_defer_StdDev of hate score distribution'.C6</svg:desc>
                </draw:g>
              </table:table-cell>
              <table:table-cell office:value-type="float" office:value="0.0876491575114884">
                <text:p>0.0876491575114884</text:p>
                <draw:g>
                  <svg:desc>'summary_counter_defer_StdDev of hate score distribution'.D2:'summary_counter_defer_StdDev of hate score distribution'.D6</svg:desc>
                </draw:g>
              </table:table-cell>
              <table:table-cell office:value-type="float" office:value="0.099741342936671">
                <text:p>0.099741342936671</text:p>
                <draw:g>
                  <svg:desc>'summary_counter_defer_StdDev of hate score distribution'.E2:'summary_counter_defer_StdDev of hate score distribution'.E6</svg:desc>
                </draw:g>
              </table:table-cell>
              <table:table-cell office:value-type="float" office:value="0.117120170516691">
                <text:p>0.117120170516691</text:p>
                <draw:g>
                  <svg:desc>'summary_counter_defer_StdDev of hate score distribution'.F2:'summary_counter_defer_StdDev of hate score distribution'.F6</svg:desc>
                </draw:g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0750535851294949">
                <text:p>0.0750535851294949</text:p>
              </table:table-cell>
              <table:table-cell office:value-type="float" office:value="0.0804385145007071">
                <text:p>0.0804385145007071</text:p>
              </table:table-cell>
              <table:table-cell office:value-type="float" office:value="0.0867755074430649">
                <text:p>0.0867755074430649</text:p>
              </table:table-cell>
              <table:table-cell office:value-type="float" office:value="0.0957451428343669">
                <text:p>0.0957451428343669</text:p>
              </table:table-cell>
              <table:table-cell office:value-type="float" office:value="0.120908118599947">
                <text:p>0.12090811859994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7331427640693">
                <text:p>0.07331427640693</text:p>
              </table:table-cell>
              <table:table-cell office:value-type="float" office:value="0.0762018944997123">
                <text:p>0.0762018944997123</text:p>
              </table:table-cell>
              <table:table-cell office:value-type="float" office:value="0.0866150030834938">
                <text:p>0.0866150030834938</text:p>
              </table:table-cell>
              <table:table-cell office:value-type="float" office:value="0.0962520264332756">
                <text:p>0.0962520264332756</text:p>
              </table:table-cell>
              <table:table-cell office:value-type="float" office:value="0.115003072349796">
                <text:p>0.115003072349796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0730317910936398">
                <text:p>0.0730317910936398</text:p>
              </table:table-cell>
              <table:table-cell office:value-type="float" office:value="0.076758978984983">
                <text:p>0.076758978984983</text:p>
              </table:table-cell>
              <table:table-cell office:value-type="float" office:value="0.0831138624325989">
                <text:p>0.0831138624325989</text:p>
              </table:table-cell>
              <table:table-cell office:value-type="float" office:value="0.0954194688300821">
                <text:p>0.0954194688300821</text:p>
              </table:table-cell>
              <table:table-cell office:value-type="float" office:value="0.116477244748925">
                <text:p>0.11647724474892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0718343016094158">
                <text:p>0.0718343016094158</text:p>
              </table:table-cell>
              <table:table-cell office:value-type="float" office:value="0.0727181203012">
                <text:p>0.0727181203012</text:p>
              </table:table-cell>
              <table:table-cell office:value-type="float" office:value="0.0800553710931158">
                <text:p>0.0800553710931158</text:p>
              </table:table-cell>
              <table:table-cell office:value-type="float" office:value="0.0876931057002537">
                <text:p>0.0876931057002537</text:p>
              </table:table-cell>
              <table:table-cell office:value-type="float" office:value="0.105984616556378">
                <text:p>0.1059846165563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